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41cm" fo:min-width="0.287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fill-color="#ffffff" draw:textarea-horizontal-align="justify" draw:textarea-vertical-align="top" draw:auto-grow-height="false" fo:min-height="13.457cm" fo:min-width="11.082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fill-color="#ffffff" draw:textarea-horizontal-align="justify" draw:textarea-vertical-align="top" draw:auto-grow-height="false" fo:min-height="3.458cm" fo:min-width="8.669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712cm" fo:min-width="5.7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097cm" fo:min-width="4.19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end="Arrow" draw:marker-end-width="0.457cm" draw:fill="none" draw:fill-color="#ffffff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end="Arrow" draw:marker-end-width="0.508cm" draw:fill="none" draw:fill-color="#ffffff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2.949cm" fo:min-width="3.995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fill="none" draw:fill-color="#ffffff" fo:min-height="0.41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fo:min-height="0.945cm" fo:padding-top="0.176cm" fo:padding-bottom="0.176cm" fo:padding-left="0.301cm" fo:padding-right="0.3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889cm" svg:height="0.762cm" svg:x="20.631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0.762cm" svg:x="18.345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3.809cm" svg:x="1.354cm" svg:y="1.169cm">
          <text:p text:style-name="P2"><text:span text:style-name="T1">Windows or Linux or mac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71cm" svg:height="3.81cm" svg:x="15.289cm" svg:y="11.16cm">
          <text:p text:style-name="P2"><text:span text:style-name="T1">STM32 micro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6.604cm" svg:height="2.286cm" svg:x="3.894cm" svg:y="2.913cm">
          <text:p text:style-name="P2"><text:span text:style-name="T1">ChibiOS/RT</text:span></text:p>
          <text:p text:style-name="P2"><text:span text:style-name="T1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953cm" svg:height="1.605cm" svg:x="1.735cm" svg:y="7.38cm">
          <text:p text:style-name="P2"><text:span text:style-name="T1">VeriF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7.196cm" svg:y1="5.199cm" svg:x2="4.211cm" svg:y2="7.38cm" draw:start-shape="id1" draw:start-glue-point="2" draw:end-shape="id2" draw:end-glue-point="0" svg:d="M7196 5199l-2985 2181" svg:viewBox="0 0 2986 2182">
          <text:p/>
        </draw:connector>
        <draw:custom-shape draw:style-name="gr5" draw:text-style-name="P3" xml:id="id3" draw:id="id3" draw:layer="layout" svg:width="4.953cm" svg:height="1.605cm" svg:x="7.704cm" svg:y="7.404cm">
          <text:p text:style-name="P2"><text:span text:style-name="T1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7.196cm" svg:y1="5.199cm" svg:x2="10.18cm" svg:y2="7.404cm" draw:start-shape="id1" draw:start-glue-point="2" draw:end-shape="id3" draw:end-glue-point="0" svg:d="M7196 5199l2984 2205" svg:viewBox="0 0 2985 2206">
          <text:p/>
        </draw:connector>
        <draw:custom-shape draw:style-name="gr5" draw:text-style-name="P3" xml:id="id4" draw:id="id4" draw:layer="layout" svg:width="4.953cm" svg:height="1.605cm" svg:x="7.704cm" svg:y="10.144cm">
          <text:p text:style-name="P2"><text:span text:style-name="T1">G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0.18cm" svg:y1="9.009cm" svg:x2="10.18cm" svg:y2="10.144cm" draw:start-shape="id3" draw:start-glue-point="2" draw:end-shape="id4" svg:d="M10180 9009v1135" svg:viewBox="0 0 1 1136">
          <text:p/>
        </draw:connector>
        <draw:custom-shape draw:style-name="gr5" draw:text-style-name="P3" xml:id="id5" draw:id="id5" draw:layer="layout" svg:width="4.953cm" svg:height="1.605cm" svg:x="7.703cm" svg:y="12.844cm">
          <text:p text:style-name="P2"><text:span text:style-name="T1">st-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0.18cm" svg:y1="11.749cm" svg:x2="10.179cm" svg:y2="12.844cm" draw:start-shape="id4" draw:start-glue-point="2" draw:end-shape="id5" draw:end-glue-point="0" svg:d="M10180 11749l-1 1095" svg:viewBox="0 0 2 1096">
          <text:p/>
        </draw:connector>
        <draw:custom-shape draw:style-name="gr5" draw:text-style-name="P3" draw:layer="layout" svg:width="4.953cm" svg:height="1.605cm" svg:x="17.456cm" svg:y="12.811cm">
          <text:p text:style-name="P2"><text:span text:style-name="T1">Bi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draw:line-skew="0.659cm" svg:x1="10.179cm" svg:y1="14.449cm" svg:x2="18.789cm" svg:y2="14.335cm" draw:start-shape="id5" draw:start-glue-point="2" draw:end-shape="id6" draw:end-glue-point="2" svg:d="M10179 14449c0 1815 8610 1872 8610-114" svg:viewBox="0 0 8611 1483">
          <text:p/>
        </draw:connector>
        <draw:custom-shape draw:style-name="gr8" draw:text-style-name="P3" xml:id="id8" draw:id="id8" draw:layer="layout" svg:width="4.953cm" svg:height="3.657cm" svg:x="1.834cm" svg:y="10.779cm">
          <text:p text:style-name="P2"><text:span text:style-name="T1">TeraTerm</text:span></text:p>
          <text:p text:style-name="P2"><text:span text:style-name="T1">or</text:span></text:p>
          <text:p text:style-name="P2"><text:span text:style-name="T1">pico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draw:line-skew="2.424cm" svg:x1="21.075cm" svg:y1="14.462cm" svg:x2="4.31cm" svg:y2="14.436cm" draw:start-shape="id7" draw:start-glue-point="2" draw:end-shape="id8" svg:d="M21075 14462c0 4462-16765 4475-16765-26" svg:viewBox="0 0 16766 3375">
          <text:p/>
        </draw:connector>
        <draw:frame draw:style-name="gr9" draw:text-style-name="P6" draw:layer="layout" svg:width="8.255cm" svg:height="1.297cm" svg:x="9.912cm" svg:y="15.867cm">
          <draw:text-box>
            <text:p text:style-name="P5"><text:span text:style-name="T1">Download Firmware</text:span></text:p>
          </draw:text-box>
        </draw:frame>
        <draw:frame draw:style-name="gr10" draw:text-style-name="P6" draw:layer="layout" svg:width="4.872cm" svg:height="1.297cm" svg:x="1.962cm" svg:y="16.721cm">
          <draw:text-box>
            <text:p text:style-name="P5"><text:span text:style-name="T1">Monitor 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908cm" fo:page-height="19.3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20:16:55.892374895</meta:creation-date>
    <dc:date>2017-05-27T20:35:18.272214820</dc:date>
    <meta:editing-duration>PT18M12S</meta:editing-duration>
    <meta:editing-cycles>26</meta:editing-cycles>
    <meta:generator>LibreOffice/5.2.7.2$Linux_X86_64 LibreOffice_project/20m0$Build-2</meta:generator>
    <meta:document-statistic meta:object-count="19"/>
  </office:meta>
</office:document-meta>
</file>